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text-properties officeooo:rsid="0017810f" officeooo:paragraph-rsid="0017810f"/>
    </style:style>
    <style:style style:name="P3" style:family="paragraph" style:parent-style-name="Text_20_body">
      <style:paragraph-properties fo:text-align="justify" style:justify-single-word="false"/>
      <style:text-properties officeooo:rsid="0018e370" officeooo:paragraph-rsid="0018e370"/>
    </style:style>
    <style:style style:name="P4" style:family="paragraph" style:parent-style-name="Text_20_body">
      <style:paragraph-properties fo:text-align="justify" style:justify-single-word="false"/>
      <style:text-properties officeooo:rsid="001a0558" officeooo:paragraph-rsid="002798ab"/>
    </style:style>
    <style:style style:name="P5" style:family="paragraph" style:parent-style-name="Text_20_body">
      <style:paragraph-properties fo:text-align="justify" style:justify-single-word="false"/>
      <style:text-properties officeooo:rsid="001f7f95" officeooo:paragraph-rsid="001f7f95"/>
    </style:style>
    <style:style style:name="P6" style:family="paragraph" style:parent-style-name="Text_20_body">
      <style:paragraph-properties fo:text-align="justify" style:justify-single-word="false"/>
      <style:text-properties officeooo:rsid="00210db6" officeooo:paragraph-rsid="00210db6"/>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d31dd5"/>
    </style:style>
    <style:style style:name="P9" style:family="paragraph" style:parent-style-name="Text_20_body">
      <style:paragraph-properties fo:text-align="justify" style:justify-single-word="false"/>
      <style:text-properties officeooo:rsid="001b0292" officeooo:paragraph-rsid="0025a744"/>
    </style:style>
    <style:style style:name="P10" style:family="paragraph" style:parent-style-name="Text_20_body">
      <style:paragraph-properties fo:text-align="justify" style:justify-single-word="false"/>
      <style:text-properties officeooo:rsid="002e8270" officeooo:paragraph-rsid="002e8270"/>
    </style:style>
    <style:style style:name="P11" style:family="paragraph" style:parent-style-name="Text_20_body">
      <style:paragraph-properties fo:text-align="justify" style:justify-single-word="false"/>
      <style:text-properties officeooo:rsid="0033f61a" officeooo:paragraph-rsid="0033f61a"/>
    </style:style>
    <style:style style:name="P12" style:family="paragraph" style:parent-style-name="Text_20_body">
      <style:paragraph-properties fo:text-align="justify" style:justify-single-word="false"/>
      <style:text-properties fo:font-style="normal" officeooo:rsid="002cda3c" officeooo:paragraph-rsid="003e4239" style:font-style-asian="normal" style:font-style-complex="normal"/>
    </style:style>
    <style:style style:name="P13" style:family="paragraph" style:parent-style-name="Text_20_body">
      <style:paragraph-properties fo:text-align="justify" style:justify-single-word="false"/>
      <style:text-properties fo:font-style="normal" officeooo:rsid="00357b08" officeooo:paragraph-rsid="003e4239" style:font-style-asian="normal" style:font-style-complex="normal"/>
    </style:style>
    <style:style style:name="P14" style:family="paragraph" style:parent-style-name="Text_20_body">
      <style:paragraph-properties fo:text-align="justify" style:justify-single-word="false"/>
      <style:text-properties fo:font-style="normal" officeooo:rsid="0037193b" officeooo:paragraph-rsid="003e4239" style:font-style-asian="normal" style:font-style-complex="normal"/>
    </style:style>
    <style:style style:name="P15" style:family="paragraph" style:parent-style-name="Text_20_body">
      <style:paragraph-properties fo:text-align="justify" style:justify-single-word="false"/>
      <style:text-properties fo:font-style="normal" officeooo:rsid="003b2401" officeooo:paragraph-rsid="003e4239" style:font-style-asian="normal" style:font-style-complex="normal"/>
    </style:style>
    <style:style style:name="P16" style:family="paragraph" style:parent-style-name="Text_20_body">
      <style:paragraph-properties fo:text-align="justify" style:justify-single-word="false"/>
      <style:text-properties fo:font-style="normal" officeooo:rsid="00431594" officeooo:paragraph-rsid="00431594" style:font-style-asian="normal" style:font-style-complex="normal"/>
    </style:style>
    <style:style style:name="P17" style:family="paragraph" style:parent-style-name="Text_20_body">
      <style:paragraph-properties fo:text-align="justify" style:justify-single-word="false"/>
      <style:text-properties fo:font-style="normal" officeooo:rsid="00431594" officeooo:paragraph-rsid="0040d1e6" style:font-style-asian="normal" style:font-style-complex="normal"/>
    </style:style>
    <style:style style:name="P18" style:family="paragraph" style:parent-style-name="Text_20_body">
      <style:paragraph-properties fo:text-align="justify" style:justify-single-word="false"/>
      <style:text-properties fo:font-style="normal" officeooo:rsid="004475ff" officeooo:paragraph-rsid="004475ff" style:font-style-asian="normal" style:font-style-complex="normal"/>
    </style:style>
    <style:style style:name="P19" style:family="paragraph" style:parent-style-name="Text_20_body">
      <style:paragraph-properties fo:text-align="justify" style:justify-single-word="false"/>
      <style:text-properties fo:font-style="normal" officeooo:rsid="004475ff" officeooo:paragraph-rsid="0046a71a" style:font-style-asian="normal" style:font-style-complex="normal"/>
    </style:style>
    <style:style style:name="P20" style:family="paragraph" style:parent-style-name="Text_20_body">
      <style:paragraph-properties fo:text-align="justify" style:justify-single-word="false"/>
      <style:text-properties fo:font-style="normal" officeooo:rsid="0052bd42" officeooo:paragraph-rsid="0052bd42" style:font-style-asian="normal" style:font-style-complex="normal"/>
    </style:style>
    <style:style style:name="P21" style:family="paragraph" style:parent-style-name="Text_20_body">
      <style:paragraph-properties fo:text-align="justify" style:justify-single-word="false"/>
      <style:text-properties fo:font-style="normal" officeooo:rsid="0018e370" officeooo:paragraph-rsid="0040d1e6" style:font-style-asian="normal" style:font-style-complex="normal"/>
    </style:style>
    <style:style style:name="P22" style:family="paragraph" style:parent-style-name="Text_20_body">
      <style:paragraph-properties fo:text-align="justify" style:justify-single-word="false"/>
      <style:text-properties fo:font-style="normal" officeooo:rsid="00d6c1ef" officeooo:paragraph-rsid="00d6c1ef" style:font-style-asian="normal" style:font-style-complex="normal"/>
    </style:style>
    <style:style style:name="P23" style:family="paragraph" style:parent-style-name="Text_20_body">
      <style:paragraph-properties fo:text-align="justify" style:justify-single-word="false"/>
      <style:text-properties fo:font-style="normal" officeooo:rsid="00dab8b2" officeooo:paragraph-rsid="00dab8b2" style:font-style-asian="normal" style:font-style-complex="normal"/>
    </style:style>
    <style:style style:name="P24" style:family="paragraph" style:parent-style-name="Text_20_body">
      <style:paragraph-properties fo:text-align="justify" style:justify-single-word="false"/>
      <style:text-properties fo:font-style="normal" officeooo:rsid="00dd0a04" officeooo:paragraph-rsid="00dd0a04" style:font-style-asian="normal" style:font-style-complex="normal"/>
    </style:style>
    <style:style style:name="P25" style:family="paragraph" style:parent-style-name="Text_20_body">
      <style:paragraph-properties fo:text-align="justify" style:justify-single-word="false"/>
      <style:text-properties fo:font-style="normal" officeooo:rsid="00431594" officeooo:paragraph-rsid="00d230b3" fo:background-color="#ffff00" style:font-style-asian="normal" style:font-style-complex="normal"/>
    </style:style>
    <style:style style:name="P26" style:family="paragraph" style:parent-style-name="Text_20_body">
      <style:paragraph-properties fo:text-align="justify" style:justify-single-word="false"/>
      <style:text-properties fo:font-style="normal" officeooo:rsid="00431594" officeooo:paragraph-rsid="00de5a63" fo:background-color="#ffff00" style:font-style-asian="normal" style:font-style-complex="normal"/>
    </style:style>
    <style:style style:name="P27" style:family="paragraph" style:parent-style-name="Text_20_body">
      <style:paragraph-properties fo:text-align="justify" style:justify-single-word="false"/>
      <style:text-properties fo:font-style="normal" officeooo:rsid="00d2975e" officeooo:paragraph-rsid="00d2975e" fo:background-color="#ffff00" style:font-style-asian="normal" style:font-style-complex="normal"/>
    </style:style>
    <style:style style:name="P28" style:family="paragraph" style:parent-style-name="Text_20_body">
      <style:paragraph-properties fo:text-align="justify" style:justify-single-word="false"/>
      <style:text-properties fo:font-style="normal" officeooo:rsid="00d3f4bb" officeooo:paragraph-rsid="00d3f4bb" fo:background-color="#ffff00" style:font-style-asian="normal" style:font-style-complex="normal"/>
    </style:style>
    <style:style style:name="P29" style:family="paragraph" style:parent-style-name="Text_20_body">
      <style:paragraph-properties fo:text-align="justify" style:justify-single-word="false"/>
      <style:text-properties fo:font-style="normal" officeooo:rsid="00d5d225" officeooo:paragraph-rsid="00d5d225" fo:background-color="#ffff00" style:font-style-asian="normal" style:font-style-complex="normal"/>
    </style:style>
    <style:style style:name="P30" style:family="paragraph" style:parent-style-name="Text_20_body">
      <style:paragraph-properties fo:text-align="justify" style:justify-single-word="false"/>
      <style:text-properties fo:font-style="normal" officeooo:rsid="00357b08" officeooo:paragraph-rsid="003e4239" fo:background-color="#ffff00" style:font-style-asian="normal" style:font-style-complex="normal"/>
    </style:style>
    <style:style style:name="P31" style:family="paragraph" style:parent-style-name="Text_20_body">
      <style:paragraph-properties fo:text-align="justify" style:justify-single-word="false"/>
      <style:text-properties fo:font-style="normal" officeooo:rsid="00ef5e0c" officeooo:paragraph-rsid="00ed6a80" fo:background-color="#ffff00" style:font-style-asian="normal" style:font-style-complex="normal"/>
    </style:style>
    <style:style style:name="P32" style:family="paragraph" style:parent-style-name="Text_20_body">
      <style:paragraph-properties fo:text-align="justify" style:justify-single-word="false"/>
      <style:text-properties fo:font-style="normal" officeooo:rsid="00431594" officeooo:paragraph-rsid="00de5a63" fo:background-color="transparent" style:font-style-asian="normal" style:font-style-complex="normal"/>
    </style:style>
    <style:style style:name="P33" style:family="paragraph" style:parent-style-name="Text_20_body">
      <style:paragraph-properties fo:text-align="justify" style:justify-single-word="false"/>
      <style:text-properties fo:font-style="normal" officeooo:rsid="00df715c" officeooo:paragraph-rsid="00de5a63" fo:background-color="transparent" style:font-style-asian="normal" style:font-style-complex="normal"/>
    </style:style>
    <style:style style:name="P34" style:family="paragraph" style:parent-style-name="Text_20_body">
      <style:paragraph-properties fo:text-align="justify" style:justify-single-word="false"/>
      <style:text-properties fo:font-style="normal" officeooo:rsid="00df715c" officeooo:paragraph-rsid="00e759d5" fo:background-color="transparent" style:font-style-asian="normal" style:font-style-complex="normal"/>
    </style:style>
    <style:style style:name="P35" style:family="paragraph" style:parent-style-name="Text_20_body">
      <style:paragraph-properties fo:text-align="justify" style:justify-single-word="false"/>
      <style:text-properties fo:font-style="normal" officeooo:rsid="00ed6a80" officeooo:paragraph-rsid="00ed6a80" fo:background-color="transparent" style:font-style-asian="normal" style:font-style-complex="normal"/>
    </style:style>
    <style:style style:name="P36" style:family="paragraph" style:parent-style-name="Text_20_body">
      <style:paragraph-properties fo:text-align="justify" style:justify-single-word="false"/>
      <style:text-properties fo:font-style="normal" officeooo:rsid="00f37480" officeooo:paragraph-rsid="00f37480" fo:background-color="transparent" style:font-style-asian="normal" style:font-style-complex="normal"/>
    </style:style>
    <style:style style:name="P37" style:family="paragraph" style:parent-style-name="Text_20_body">
      <style:paragraph-properties fo:text-align="justify" style:justify-single-word="false"/>
      <style:text-properties fo:font-style="normal" officeooo:rsid="00f8f803" officeooo:paragraph-rsid="010057f0" fo:background-color="transparent" style:font-style-asian="normal" style:font-style-complex="normal"/>
    </style:style>
    <style:style style:name="P38" style:family="paragraph" style:parent-style-name="Text_20_body">
      <style:paragraph-properties fo:text-align="justify" style:justify-single-word="false"/>
      <style:text-properties fo:font-style="normal" officeooo:rsid="010057f0" officeooo:paragraph-rsid="010057f0" fo:background-color="transparent" style:font-style-asian="normal" style:font-style-complex="normal"/>
    </style:style>
    <style:style style:name="P39" style:family="paragraph" style:parent-style-name="Text_20_body">
      <style:paragraph-properties fo:text-align="justify" style:justify-single-word="false"/>
      <style:text-properties fo:font-style="normal" officeooo:rsid="0102be57" officeooo:paragraph-rsid="0102be57" fo:background-color="transparent" style:font-style-asian="normal" style:font-style-complex="normal"/>
    </style:style>
    <style:style style:name="P40" style:family="paragraph" style:parent-style-name="Text_20_body">
      <style:paragraph-properties fo:text-align="justify" style:justify-single-word="false"/>
      <style:text-properties fo:font-style="italic" officeooo:rsid="002d3282" officeooo:paragraph-rsid="003e4239" style:font-style-asian="italic" style:font-style-complex="italic"/>
    </style:style>
    <style:style style:name="P41" style:family="paragraph" style:parent-style-name="Text_20_body">
      <style:paragraph-properties fo:text-align="justify" style:justify-single-word="false"/>
      <style:text-properties fo:font-style="italic" officeooo:rsid="002cda3c" officeooo:paragraph-rsid="003e4239" style:font-style-asian="italic" style:font-style-complex="italic"/>
    </style:style>
    <style:style style:name="P42" style:family="paragraph" style:parent-style-name="Text_20_body">
      <style:paragraph-properties fo:text-align="justify" style:justify-single-word="false"/>
      <style:text-properties fo:font-style="italic" officeooo:rsid="0049aeb1" officeooo:paragraph-rsid="0049aeb1" style:font-style-asian="italic" style:font-style-complex="italic"/>
    </style:style>
    <style:style style:name="P43" style:family="paragraph" style:parent-style-name="Text_20_body">
      <style:paragraph-properties fo:text-align="justify" style:justify-single-word="false"/>
      <style:text-properties fo:font-style="italic" officeooo:rsid="00fb9638" officeooo:paragraph-rsid="00fb9638" fo:background-color="transparent" style:font-style-asian="italic" style:font-style-complex="italic"/>
    </style:style>
    <style:style style:name="P44" style:family="paragraph" style:parent-style-name="Text_20_body">
      <style:paragraph-properties fo:text-align="justify" style:justify-single-word="false"/>
      <style:text-properties fo:font-style="italic" officeooo:rsid="00fc1573" officeooo:paragraph-rsid="00fc1573" fo:background-color="transparent" style:font-style-asian="italic" style:font-style-complex="italic"/>
    </style:style>
    <style:style style:name="P45" style:family="paragraph" style:parent-style-name="Text_20_body">
      <style:paragraph-properties fo:text-align="justify" style:justify-single-word="false"/>
      <style:text-properties fo:font-style="italic" officeooo:rsid="010057f0" officeooo:paragraph-rsid="010057f0" fo:background-color="transparent" style:font-style-asian="italic" style:font-style-complex="italic"/>
    </style:style>
    <style:style style:name="P46" style:family="paragraph" style:parent-style-name="Text_20_body">
      <style:text-properties officeooo:rsid="003e4239" officeooo:paragraph-rsid="003e4239"/>
    </style:style>
    <style:style style:name="P47" style:family="paragraph" style:parent-style-name="Text_20_body">
      <style:text-properties officeooo:paragraph-rsid="003e4239"/>
    </style:style>
    <style:style style:name="P48" style:family="paragraph" style:parent-style-name="Text_20_body">
      <style:text-properties officeooo:rsid="00579543" officeooo:paragraph-rsid="00579543"/>
    </style:style>
    <style:style style:name="P49" style:family="paragraph" style:parent-style-name="Text_20_body">
      <style:text-properties officeooo:rsid="0057b159" officeooo:paragraph-rsid="0057b159"/>
    </style:style>
    <style:style style:name="P50" style:family="paragraph" style:parent-style-name="Text_20_body">
      <style:text-properties officeooo:rsid="0057b159" officeooo:paragraph-rsid="007c05f1"/>
    </style:style>
    <style:style style:name="P51" style:family="paragraph" style:parent-style-name="Text_20_body">
      <style:text-properties officeooo:rsid="00653342" officeooo:paragraph-rsid="00653342"/>
    </style:style>
    <style:style style:name="P52" style:family="paragraph" style:parent-style-name="Text_20_body">
      <style:text-properties officeooo:rsid="006a81ce" officeooo:paragraph-rsid="006a81ce"/>
    </style:style>
    <style:style style:name="P53" style:family="paragraph" style:parent-style-name="Text_20_body">
      <style:text-properties officeooo:rsid="006a81ce" officeooo:paragraph-rsid="0078fc2c"/>
    </style:style>
    <style:style style:name="P54" style:family="paragraph" style:parent-style-name="Text_20_body">
      <style:text-properties officeooo:rsid="006a81ce" officeooo:paragraph-rsid="0057b159"/>
    </style:style>
    <style:style style:name="P55" style:family="paragraph" style:parent-style-name="Text_20_body">
      <style:text-properties officeooo:rsid="00771a87" officeooo:paragraph-rsid="00771a87"/>
    </style:style>
    <style:style style:name="P56" style:family="paragraph" style:parent-style-name="Text_20_body">
      <style:text-properties officeooo:rsid="007c05f1" officeooo:paragraph-rsid="007c05f1"/>
    </style:style>
    <style:style style:name="P57" style:family="paragraph" style:parent-style-name="Text_20_body">
      <style:text-properties officeooo:rsid="0062de02" officeooo:paragraph-rsid="0062de02"/>
    </style:style>
    <style:style style:name="P58" style:family="paragraph" style:parent-style-name="Text_20_body">
      <style:text-properties officeooo:rsid="0062de02" officeooo:paragraph-rsid="00829ff2"/>
    </style:style>
    <style:style style:name="P59" style:family="paragraph" style:parent-style-name="Text_20_body">
      <style:text-properties officeooo:rsid="0062de02" officeooo:paragraph-rsid="008317e6"/>
    </style:style>
    <style:style style:name="P60" style:family="paragraph" style:parent-style-name="Text_20_body">
      <style:text-properties officeooo:rsid="0062de02" officeooo:paragraph-rsid="0086045d"/>
    </style:style>
    <style:style style:name="P61" style:family="paragraph" style:parent-style-name="Text_20_body">
      <style:text-properties officeooo:rsid="00829ff2" officeooo:paragraph-rsid="00829ff2"/>
    </style:style>
    <style:style style:name="P62" style:family="paragraph" style:parent-style-name="Text_20_body">
      <style:text-properties officeooo:rsid="008317e6" officeooo:paragraph-rsid="008317e6"/>
    </style:style>
    <style:style style:name="P63" style:family="paragraph" style:parent-style-name="Text_20_body">
      <style:text-properties officeooo:paragraph-rsid="00653342"/>
    </style:style>
    <style:style style:name="P64" style:family="paragraph" style:parent-style-name="Text_20_body">
      <style:text-properties officeooo:rsid="0086045d" officeooo:paragraph-rsid="0086045d"/>
    </style:style>
    <style:style style:name="P65" style:family="paragraph" style:parent-style-name="Text_20_body">
      <style:text-properties officeooo:rsid="008afce7" officeooo:paragraph-rsid="008afce7"/>
    </style:style>
    <style:style style:name="P66" style:family="paragraph" style:parent-style-name="Text_20_body">
      <style:text-properties officeooo:rsid="008afce7" officeooo:paragraph-rsid="008c2c37"/>
    </style:style>
    <style:style style:name="P67" style:family="paragraph" style:parent-style-name="Text_20_body">
      <style:text-properties officeooo:rsid="0091bcb0" officeooo:paragraph-rsid="0091bcb0"/>
    </style:style>
    <style:style style:name="P68" style:family="paragraph" style:parent-style-name="Text_20_body">
      <style:text-properties officeooo:rsid="0091bcb0" officeooo:paragraph-rsid="00b233e9"/>
    </style:style>
    <style:style style:name="P69" style:family="paragraph" style:parent-style-name="Text_20_body">
      <style:text-properties officeooo:rsid="0098f74d" officeooo:paragraph-rsid="0098f74d"/>
    </style:style>
    <style:style style:name="P70" style:family="paragraph" style:parent-style-name="Text_20_body">
      <style:text-properties officeooo:rsid="009bd08c" officeooo:paragraph-rsid="009d03f3"/>
    </style:style>
    <style:style style:name="P71" style:family="paragraph" style:parent-style-name="Text_20_body">
      <style:text-properties officeooo:rsid="00a0e011" officeooo:paragraph-rsid="00a0e011"/>
    </style:style>
    <style:style style:name="P72" style:family="paragraph" style:parent-style-name="Text_20_body">
      <style:text-properties officeooo:rsid="00a25a4c" officeooo:paragraph-rsid="00a25a4c"/>
    </style:style>
    <style:style style:name="P73" style:family="paragraph" style:parent-style-name="Text_20_body">
      <style:text-properties officeooo:rsid="00a57ea8" officeooo:paragraph-rsid="00a57ea8"/>
    </style:style>
    <style:style style:name="P74" style:family="paragraph" style:parent-style-name="Text_20_body">
      <style:text-properties officeooo:rsid="00b7b032" officeooo:paragraph-rsid="00b7b032"/>
    </style:style>
    <style:style style:name="P75" style:family="paragraph" style:parent-style-name="Text_20_body">
      <style:text-properties officeooo:rsid="00b85c32" officeooo:paragraph-rsid="00b85c32"/>
    </style:style>
    <style:style style:name="P76" style:family="paragraph" style:parent-style-name="Text_20_body">
      <style:text-properties officeooo:rsid="00bf0f2e" officeooo:paragraph-rsid="00bf0f2e"/>
    </style:style>
    <style:style style:name="P77" style:family="paragraph" style:parent-style-name="Text_20_body">
      <style:text-properties officeooo:rsid="00c2ba05" officeooo:paragraph-rsid="00c2ba05"/>
    </style:style>
    <style:style style:name="P78" style:family="paragraph" style:parent-style-name="Text_20_body">
      <style:text-properties officeooo:rsid="00c2ba05" officeooo:paragraph-rsid="00c2ba05" fo:background-color="#ffff00"/>
    </style:style>
    <style:style style:name="P79" style:family="paragraph" style:parent-style-name="Text_20_body">
      <style:text-properties officeooo:rsid="00c6e0d4" officeooo:paragraph-rsid="00c6e0d4" fo:background-color="#ffff00"/>
    </style:style>
    <style:style style:name="P80" style:family="paragraph" style:parent-style-name="Text_20_body">
      <style:text-properties officeooo:rsid="00c73364" officeooo:paragraph-rsid="00c73364" fo:background-color="#ffff00"/>
    </style:style>
    <style:style style:name="P81" style:family="paragraph" style:parent-style-name="Text_20_body">
      <style:text-properties officeooo:rsid="00c6e0d4" officeooo:paragraph-rsid="00c6e0d4"/>
    </style:style>
    <style:style style:name="P82" style:family="paragraph" style:parent-style-name="Text_20_body">
      <style:text-properties officeooo:rsid="00c6e0d4" officeooo:paragraph-rsid="00c8541b"/>
    </style:style>
    <style:style style:name="P83" style:family="paragraph" style:parent-style-name="Text_20_body">
      <style:text-properties officeooo:rsid="00b8e128" officeooo:paragraph-rsid="00cafc33"/>
    </style:style>
    <style:style style:name="P84" style:family="paragraph" style:parent-style-name="Text_20_body">
      <style:text-properties officeooo:rsid="00c8541b" officeooo:paragraph-rsid="00c8541b"/>
    </style:style>
    <style:style style:name="P85" style:family="paragraph" style:parent-style-name="Text_20_body">
      <style:text-properties officeooo:rsid="00bc45f6" officeooo:paragraph-rsid="00cafc33"/>
    </style:style>
    <style:style style:name="P86" style:family="paragraph" style:parent-style-name="Text_20_body">
      <style:paragraph-properties fo:text-align="justify" style:justify-single-word="false"/>
      <style:text-properties officeooo:rsid="00d31dd5" officeooo:paragraph-rsid="00d31dd5"/>
    </style:style>
    <style:style style:name="P87" style:family="paragraph" style:parent-style-name="Text_20_body">
      <style:paragraph-properties fo:text-align="justify" style:justify-single-word="false"/>
      <style:text-properties officeooo:rsid="00d3d437" officeooo:paragraph-rsid="00d3d437"/>
    </style:style>
    <style:style style:name="P88" style:family="paragraph" style:parent-style-name="Text_20_body">
      <style:paragraph-properties fo:text-align="justify" style:justify-single-word="false"/>
      <style:text-properties officeooo:rsid="00e29fcc" officeooo:paragraph-rsid="00e29fcc"/>
    </style:style>
    <style:style style:name="P89" style:family="paragraph" style:parent-style-name="Text_20_body">
      <style:text-properties officeooo:rsid="00e306d8" officeooo:paragraph-rsid="00e306d8"/>
    </style:style>
    <style:style style:name="P90" style:family="paragraph" style:parent-style-name="Text_20_body">
      <style:paragraph-properties fo:text-align="justify" style:justify-single-word="false"/>
      <style:text-properties officeooo:rsid="00ff30b8" officeooo:paragraph-rsid="00ff30b8"/>
    </style:style>
    <style:style style:name="P91" style:family="paragraph" style:parent-style-name="Text_20_body">
      <style:paragraph-properties fo:text-align="justify" style:justify-single-word="false"/>
      <style:text-properties fo:font-style="normal" officeooo:rsid="0108e1a2" officeooo:paragraph-rsid="01097fc3" fo:background-color="#ffff00" style:font-style-asian="normal" style:font-style-complex="normal"/>
    </style:style>
    <style:style style:name="P92" style:family="paragraph" style:parent-style-name="Text_20_body">
      <style:paragraph-properties fo:text-align="justify" style:justify-single-word="false"/>
      <style:text-properties fo:font-style="normal" officeooo:rsid="0108e1a2" officeooo:paragraph-rsid="0108e1a2" fo:background-color="#ffff00" style:font-style-asian="normal" style:font-style-complex="normal"/>
    </style:style>
    <style:style style:name="P93" style:family="paragraph" style:parent-style-name="Text_20_body">
      <style:paragraph-properties fo:text-align="justify" style:justify-single-word="false"/>
      <style:text-properties fo:font-style="normal" officeooo:rsid="00ed6a80" officeooo:paragraph-rsid="00f8f803" fo:background-color="#ffff00" style:font-style-asian="normal" style:font-style-complex="normal"/>
    </style:style>
    <style:style style:name="P94" style:family="paragraph" style:parent-style-name="Text_20_body">
      <style:paragraph-properties fo:text-align="justify" style:justify-single-word="false"/>
      <style:text-properties fo:font-style="normal" officeooo:rsid="00e759d5" officeooo:paragraph-rsid="00ed6a80" fo:background-color="#ffff00" style:font-style-asian="normal" style:font-style-complex="normal"/>
    </style:style>
    <style:style style:name="P95" style:family="paragraph" style:parent-style-name="Text_20_body">
      <style:paragraph-properties fo:text-align="justify" style:justify-single-word="false"/>
      <style:text-properties fo:font-style="normal" officeooo:rsid="00e759d5" officeooo:paragraph-rsid="00eb2d97" fo:background-color="#ffff00" style:font-style-asian="normal" style:font-style-complex="normal"/>
    </style:style>
    <style:style style:name="P96" style:family="paragraph" style:parent-style-name="Text_20_body">
      <style:paragraph-properties fo:text-align="justify" style:justify-single-word="false"/>
      <style:text-properties fo:font-style="normal" officeooo:rsid="00eb2d97" officeooo:paragraph-rsid="00eb2d97" fo:background-color="#ffff00" style:font-style-asian="normal" style:font-style-complex="normal"/>
    </style:style>
    <style:style style:name="P97" style:family="paragraph" style:parent-style-name="Text_20_body">
      <style:paragraph-properties fo:text-align="justify" style:justify-single-word="false"/>
      <style:text-properties fo:font-style="normal" officeooo:rsid="00df715c" officeooo:paragraph-rsid="00df715c" fo:background-color="#ffff00" style:font-style-asian="normal" style:font-style-complex="normal"/>
    </style:style>
    <style:style style:name="P98" style:family="paragraph" style:parent-style-name="Text_20_body">
      <style:paragraph-properties fo:text-align="justify" style:justify-single-word="false"/>
      <style:text-properties fo:font-style="normal" officeooo:rsid="00d3f4bb" officeooo:paragraph-rsid="010de8fd" fo:background-color="#ffff00" style:font-style-asian="normal" style:font-style-complex="normal"/>
    </style:style>
    <style:style style:name="P99" style:family="paragraph" style:parent-style-name="Text_20_body">
      <style:paragraph-properties fo:text-align="justify" style:justify-single-word="false"/>
      <style:text-properties fo:font-style="normal" style:text-underline-style="solid" style:text-underline-type="double" style:text-underline-width="auto" style:text-underline-color="font-color" officeooo:rsid="00431594" officeooo:paragraph-rsid="00d230b3" fo:background-color="#ffff00" style:font-style-asian="normal" style:font-style-complex="normal"/>
    </style:style>
    <style:style style:name="P100" style:family="paragraph" style:parent-style-name="Text_20_body">
      <style:paragraph-properties fo:text-align="justify" style:justify-single-word="false"/>
      <style:text-properties officeooo:rsid="00fe0e97" officeooo:paragraph-rsid="00fe0e97"/>
    </style:style>
    <style:style style:name="P101" style:family="paragraph" style:parent-style-name="Text_20_body">
      <style:paragraph-properties fo:text-align="justify" style:justify-single-word="false"/>
      <style:text-properties officeooo:rsid="010c3641" officeooo:paragraph-rsid="010c3641"/>
    </style:style>
    <style:style style:name="P102" style:family="paragraph" style:parent-style-name="Heading_20_1">
      <style:paragraph-properties fo:text-align="center" style:justify-single-word="false"/>
    </style:style>
    <style:style style:name="P103" style:family="paragraph" style:parent-style-name="Heading_20_2">
      <style:paragraph-properties fo:text-align="center" style:justify-single-word="false"/>
    </style:style>
    <style:style style:name="T1" style:family="text">
      <style:text-properties officeooo:rsid="001b0292"/>
    </style:style>
    <style:style style:name="T2" style:family="text">
      <style:text-properties officeooo:rsid="001ef6e5"/>
    </style:style>
    <style:style style:name="T3" style:family="text">
      <style:text-properties officeooo:rsid="001f5954"/>
    </style:style>
    <style:style style:name="T4" style:family="text">
      <style:text-properties officeooo:rsid="0023936e"/>
    </style:style>
    <style:style style:name="T5" style:family="text">
      <style:text-properties officeooo:rsid="002d3282"/>
    </style:style>
    <style:style style:name="T6" style:family="text">
      <style:text-properties officeooo:rsid="002e8270"/>
    </style:style>
    <style:style style:name="T7" style:family="text">
      <style:text-properties officeooo:rsid="0031f8e1"/>
    </style:style>
    <style:style style:name="T8" style:family="text">
      <style:text-properties officeooo:rsid="0037193b"/>
    </style:style>
    <style:style style:name="T9" style:family="text">
      <style:text-properties officeooo:rsid="00381faf"/>
    </style:style>
    <style:style style:name="T10" style:family="text">
      <style:text-properties officeooo:rsid="003e4239"/>
    </style:style>
    <style:style style:name="T11" style:family="text">
      <style:text-properties officeooo:rsid="003f5dee"/>
    </style:style>
    <style:style style:name="T12" style:family="text">
      <style:text-properties officeooo:rsid="00403967"/>
    </style:style>
    <style:style style:name="T13" style:family="text">
      <style:text-properties officeooo:rsid="0041e85a"/>
    </style:style>
    <style:style style:name="T14" style:family="text">
      <style:text-properties officeooo:rsid="004475ff"/>
    </style:style>
    <style:style style:name="T15" style:family="text">
      <style:text-properties officeooo:rsid="0046a71a"/>
    </style:style>
    <style:style style:name="T16" style:family="text">
      <style:text-properties officeooo:rsid="0047c459"/>
    </style:style>
    <style:style style:name="T17" style:family="text">
      <style:text-properties style:use-window-font-color="true" officeooo:rsid="0047c459" fo:background-color="#ff00cc" loext:char-shading-value="0"/>
    </style:style>
    <style:style style:name="T18" style:family="text">
      <style:text-properties officeooo:rsid="0048af3f"/>
    </style:style>
    <style:style style:name="T19" style:family="text">
      <style:text-properties officeooo:rsid="004efe2a"/>
    </style:style>
    <style:style style:name="T20" style:family="text">
      <style:text-properties officeooo:rsid="004f6334"/>
    </style:style>
    <style:style style:name="T21" style:family="text">
      <style:text-properties fo:background-color="#ffff00" loext:char-shading-value="0"/>
    </style:style>
    <style:style style:name="T22" style:family="text">
      <style:text-properties officeooo:rsid="004f6334" fo:background-color="#ffff00" loext:char-shading-value="0"/>
    </style:style>
    <style:style style:name="T23" style:family="text">
      <style:text-properties officeooo:rsid="00a57ea8" fo:background-color="#ffff00" loext:char-shading-value="0"/>
    </style:style>
    <style:style style:name="T24" style:family="text">
      <style:text-properties officeooo:rsid="0086045d" fo:background-color="#ffff00" loext:char-shading-value="0"/>
    </style:style>
    <style:style style:name="T25" style:family="text">
      <style:text-properties officeooo:rsid="00653342" fo:background-color="#ffff00" loext:char-shading-value="0"/>
    </style:style>
    <style:style style:name="T26" style:family="text">
      <style:text-properties officeooo:rsid="00980bb0" fo:background-color="#ffff00" loext:char-shading-value="0"/>
    </style:style>
    <style:style style:name="T27" style:family="text">
      <style:text-properties officeooo:rsid="00957c6e" fo:background-color="#ffff00" loext:char-shading-value="0"/>
    </style:style>
    <style:style style:name="T28" style:family="text">
      <style:text-properties officeooo:rsid="00ef5e0c" fo:background-color="#ffff00" loext:char-shading-value="0"/>
    </style:style>
    <style:style style:name="T29" style:family="text">
      <style:text-properties officeooo:rsid="0052bd42"/>
    </style:style>
    <style:style style:name="T30" style:family="text">
      <style:text-properties officeooo:rsid="0054b361"/>
    </style:style>
    <style:style style:name="T31" style:family="text">
      <style:text-properties officeooo:rsid="0056a3ca"/>
    </style:style>
    <style:style style:name="T32" style:family="text">
      <style:text-properties officeooo:rsid="00598937"/>
    </style:style>
    <style:style style:name="T33" style:family="text">
      <style:text-properties officeooo:rsid="005ae49b"/>
    </style:style>
    <style:style style:name="T34" style:family="text">
      <style:text-properties officeooo:rsid="005bfeb6"/>
    </style:style>
    <style:style style:name="T35" style:family="text">
      <style:text-properties officeooo:rsid="00653342"/>
    </style:style>
    <style:style style:name="T36" style:family="text">
      <style:text-properties officeooo:rsid="006857aa"/>
    </style:style>
    <style:style style:name="T37" style:family="text">
      <style:text-properties officeooo:rsid="006d2b09"/>
    </style:style>
    <style:style style:name="T38" style:family="text">
      <style:text-properties officeooo:rsid="00717ade"/>
    </style:style>
    <style:style style:name="T39" style:family="text">
      <style:text-properties officeooo:rsid="0079400a"/>
    </style:style>
    <style:style style:name="T40" style:family="text">
      <style:text-properties officeooo:rsid="007c05f1"/>
    </style:style>
    <style:style style:name="T41" style:family="text">
      <style:text-properties officeooo:rsid="007c26ed"/>
    </style:style>
    <style:style style:name="T42" style:family="text">
      <style:text-properties officeooo:rsid="007ccc0b"/>
    </style:style>
    <style:style style:name="T43" style:family="text">
      <style:text-properties officeooo:rsid="007f2b0b"/>
    </style:style>
    <style:style style:name="T44" style:family="text">
      <style:text-properties officeooo:rsid="007f353c"/>
    </style:style>
    <style:style style:name="T45" style:family="text">
      <style:text-properties officeooo:rsid="0084a4bf"/>
    </style:style>
    <style:style style:name="T46" style:family="text">
      <style:text-properties officeooo:rsid="0086045d"/>
    </style:style>
    <style:style style:name="T47" style:family="text">
      <style:text-properties officeooo:rsid="00868259"/>
    </style:style>
    <style:style style:name="T48" style:family="text">
      <style:text-properties officeooo:rsid="0086ecfb"/>
    </style:style>
    <style:style style:name="T49" style:family="text">
      <style:text-properties officeooo:rsid="008b7b1f"/>
    </style:style>
    <style:style style:name="T50" style:family="text">
      <style:text-properties officeooo:rsid="0091bcb0"/>
    </style:style>
    <style:style style:name="T51" style:family="text">
      <style:text-properties officeooo:rsid="0092afc6"/>
    </style:style>
    <style:style style:name="T52" style:family="text">
      <style:text-properties officeooo:rsid="00957c6e"/>
    </style:style>
    <style:style style:name="T53" style:family="text">
      <style:text-properties officeooo:rsid="0099e211"/>
    </style:style>
    <style:style style:name="T54" style:family="text">
      <style:text-properties officeooo:rsid="009d03f3"/>
    </style:style>
    <style:style style:name="T55" style:family="text">
      <style:text-properties officeooo:rsid="00a0e011"/>
    </style:style>
    <style:style style:name="T56" style:family="text">
      <style:text-properties officeooo:rsid="00a11756"/>
    </style:style>
    <style:style style:name="T57" style:family="text">
      <style:text-properties officeooo:rsid="00a197f4"/>
    </style:style>
    <style:style style:name="T58" style:family="text">
      <style:text-properties officeooo:rsid="00a333da"/>
    </style:style>
    <style:style style:name="T59" style:family="text">
      <style:text-properties officeooo:rsid="00a4987e"/>
    </style:style>
    <style:style style:name="T60" style:family="text">
      <style:text-properties officeooo:rsid="00a4f31b"/>
    </style:style>
    <style:style style:name="T61" style:family="text">
      <style:text-properties officeooo:rsid="00a57ea8"/>
    </style:style>
    <style:style style:name="T62" style:family="text">
      <style:text-properties officeooo:rsid="00a8d305"/>
    </style:style>
    <style:style style:name="T63" style:family="text">
      <style:text-properties officeooo:rsid="00b50685"/>
    </style:style>
    <style:style style:name="T64" style:family="text">
      <style:text-properties officeooo:rsid="00b7b032"/>
    </style:style>
    <style:style style:name="T65" style:family="text">
      <style:text-properties officeooo:rsid="00b85c32"/>
    </style:style>
    <style:style style:name="T66" style:family="text">
      <style:text-properties officeooo:rsid="00b8e128"/>
    </style:style>
    <style:style style:name="T67" style:family="text">
      <style:text-properties officeooo:rsid="00ba70a2"/>
    </style:style>
    <style:style style:name="T68" style:family="text">
      <style:text-properties officeooo:rsid="00bc45f6"/>
    </style:style>
    <style:style style:name="T69" style:family="text">
      <style:text-properties officeooo:rsid="008afce7"/>
    </style:style>
    <style:style style:name="T70" style:family="text">
      <style:text-properties officeooo:rsid="00c6e0d4"/>
    </style:style>
    <style:style style:name="T71" style:family="text">
      <style:text-properties officeooo:rsid="00c8541b"/>
    </style:style>
    <style:style style:name="T72" style:family="text">
      <style:text-properties officeooo:rsid="00d230b3"/>
    </style:style>
    <style:style style:name="T73" style:family="text">
      <style:text-properties officeooo:rsid="00d31dd5"/>
    </style:style>
    <style:style style:name="T74" style:family="text">
      <style:text-properties officeooo:rsid="00d5d453"/>
    </style:style>
    <style:style style:name="T75" style:family="text">
      <style:text-properties officeooo:rsid="00d77ad5"/>
    </style:style>
    <style:style style:name="T76" style:family="text">
      <style:text-properties officeooo:rsid="00d969b1"/>
    </style:style>
    <style:style style:name="T77" style:family="text">
      <style:text-properties officeooo:rsid="00e5c71e"/>
    </style:style>
    <style:style style:name="T78" style:family="text">
      <style:text-properties officeooo:rsid="00e759d5"/>
    </style:style>
    <style:style style:name="T79" style:family="text">
      <style:text-properties officeooo:rsid="00e958b2"/>
    </style:style>
    <style:style style:name="T80" style:family="text">
      <style:text-properties officeooo:rsid="00eb2d97"/>
    </style:style>
    <style:style style:name="T81" style:family="text">
      <style:text-properties officeooo:rsid="00f57ed6"/>
    </style:style>
    <style:style style:name="T82" style:family="text">
      <style:text-properties officeooo:rsid="00fa007a"/>
    </style:style>
    <style:style style:name="T83" style:family="text">
      <style:text-properties officeooo:rsid="00fb9638"/>
    </style:style>
    <style:style style:name="T84" style:family="text">
      <style:text-properties officeooo:rsid="00fc1573"/>
    </style:style>
    <style:style style:name="T85" style:family="text">
      <style:text-properties officeooo:rsid="00ef5e0c"/>
    </style:style>
    <style:style style:name="T86" style:family="text">
      <style:text-properties officeooo:rsid="00fc92cb"/>
    </style:style>
    <style:style style:name="T87" style:family="text">
      <style:text-properties officeooo:rsid="01024890"/>
    </style:style>
    <style:style style:name="T88" style:family="text">
      <style:text-properties officeooo:rsid="0104de69"/>
    </style:style>
    <style:style style:name="T89" style:family="text">
      <style:text-properties officeooo:rsid="01097fc3"/>
    </style:style>
    <style:style style:name="T90" style:family="text">
      <style:text-properties officeooo:rsid="010d91f9"/>
    </style:style>
    <style:style style:name="T91" style:family="text">
      <style:text-properties officeooo:rsid="010de8fd"/>
    </style:style>
    <style:style style:name="T92" style:family="text">
      <style:text-properties officeooo:rsid="010f7a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2" text:outline-level="1">Семь вечностей</text:h>
      <text:p text:style-name="P1"/>
      <text:h text:style-name="P103" text:outline-level="2">I</text:h>
      <text:p text:style-name="P12">- <text:span text:style-name="T6">А-А-А-А-А-А-А-А!!!</text:span></text:p>
      <text:p text:style-name="P12"/>
      <text:p text:style-name="P14">Небеса выплюнули из себя нечто истошно кричащее, <text:span text:style-name="T75">вертящееся</text:span> и размахивающее в беспорядке конечностями. <text:span text:style-name="T10">С</text:span> башенной площадки <text:span text:style-name="T10">з</text:span>а падением наблюдали два аликорна.</text:p>
      <text:p text:style-name="P14"/>
      <text:p text:style-name="P14">- Это определённо не пегас. И вообще не пони, - заметила старшая.</text:p>
      <text:p text:style-name="P14">- Да неужели? - саркастически отозвалась младшая. - Возлияния дешевым аппалузским <text:span text:style-name="T10">самогоном</text:span> плохо <text:span text:style-name="T10">влияют</text:span> на зрение, сестрица! Только что мимо нас пролетело нечто вроде обезьяны. И <text:span text:style-name="T11">Мы</text:span> сомнева<text:span text:style-name="T11">емся</text:span>, что за оставшееся до приземления время у неё вырастут крылья.</text:p>
      <text:p text:style-name="P15"/>
      <text:p text:style-name="P15">Вопящая фигура поравнялась с аликорницами и продолжила низвержение в пропасть.</text:p>
      <text:p text:style-name="P15"/>
      <text:p text:style-name="P12">- <text:span text:style-name="T8">Ты права, - отозвалась старшая и раскрыла крылья. - Следует перехватить это создание, пока оно не разбилось.</text:span></text:p>
      <text:p text:style-name="P14">Прыжок аликорницы с края площадки перешёл в затяжное пике, конечной целью которого была быстро приближающаяся к земле тёмная фигу<text:span text:style-name="T12">р</text:span>а.</text:p>
      <text:p text:style-name="P14"/>
      <text:p text:style-name="P14">- <text:span text:style-name="T9">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span></text:p>
      <text:p text:style-name="P14">…</text:p>
      <text:p text:style-name="P30">(события Обмена)</text:p>
      <text:p text:style-name="P13">…</text:p>
      <text:p text:style-name="P17">Четыре года спустя…</text:p>
      <text:p text:style-name="P21">…</text:p>
      <text:p text:style-name="P22">И вот ты мчишь <text:span text:style-name="T76">вниз </text:span>по <text:span text:style-name="T84">винтовой </text:span>лестнице, перепрыгивая ч<text:span text:style-name="T77">е</text:span>рез две ступеньки! Чокнутые пони <text:span text:style-name="T76">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span></text:p>
      <text:p text:style-name="P22"/>
      <text:p text:style-name="P24">Да, именно четыре года!</text:p>
      <text:p text:style-name="P24"/>
      <text:p text:style-name="P23"><text:soft-page-break/>Ибо с тех пор, как сумасшедшая рогатая лошадь вышла за тебя замуж, тебе пришлось взвалить на себя бремя принца-консорта Эквестрии.</text:p>
      <text:p text:style-name="P23"/>
      <text:p text:style-name="P26">(Краткий пересказ Обмена) </text:p>
      <text:p text:style-name="P32"/>
      <text:p text:style-name="P33">В <text:span text:style-name="T84">узком </text:span>окне <text:span text:style-name="T84">башни показался шпиль</text:span> <text:span text:style-name="T79">городской </text:span>ратуш<text:span text:style-name="T77">и</text:span>. <text:span text:style-name="T77">Я мельком глянул на башенные часы.</text:span></text:p>
      <text:p text:style-name="P34">Проклятье! Без пяти два! <text:span text:style-name="T78">Надо ускориться!</text:span></text:p>
      <text:p text:style-name="P34"/>
      <text:p text:style-name="P43">Сворачиваю с винтовой лестницы в боковой <text:span text:style-name="T86">проём</text:span> открыт<text:span text:style-name="T84">ой</text:span> галере<text:span text:style-name="T86">и</text:span>.</text:p>
      <text:p text:style-name="P34"/>
      <text:p text:style-name="P35">В далёком мире моей предыдущей жизни, воспоминания о которой уже начали покрываться пылью, я ходил в бассейн на заняти<text:span text:style-name="T83">я</text:span> по подводному плаванию. И добраться до места можно было двумя путями: по дорожке через аллею, как все, или через дырку в заборе. <text:span text:style-name="T21">И хотя </text:span><text:span text:style-name="T28">тогда я не был знаком с геометрией Римана, но сокращать расстояние между точками в пространстве научился довольно неплохо.</text:span></text:p>
      <text:p text:style-name="P31"/>
      <text:p text:style-name="P44"><text:span text:style-name="T85">Б</text:span>ыстрым бегом достигаю середины мостика, одновременно доставая моток верёвки из-за пазухи.</text:p>
      <text:p text:style-name="P31"/>
      <text:p text:style-name="P36">Вот и здесь, во дворце, после недолгого периода освоения, я проложил множество путей, альтернативных официальным <text:span text:style-name="T81">маршрутам</text:span> и красиво обустроеным дорожкам.</text:p>
      <text:p text:style-name="P37">Легче всего было с <text:span text:style-name="T82">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узкой галерее в соседнюю башню Селестии, спуститься там на уровень вниз и вернуться по такой же галерее обратно?</text:span></text:p>
      <text:p text:style-name="P37"/>
      <text:p text:style-name="P45">Перекидываю верёвку через <text:span text:style-name="T87">поручень, крепко хватаю оба конца и перешагиваю через ограждение.</text:span></text:p>
      <text:p text:style-name="P38"/>
      <text:p text:style-name="P39">Ну да, синяя параноичка пыталась объяснить <text:span text:style-name="T88">остутствие сквозного прохода в башне </text:span>“соображени<text:span text:style-name="T88">ями</text:span> фортификации”, но ….. . <text:span text:style-name="T88">С башней-то Селестии было всё в порядке!</text:span></text:p>
      <text:p text:style-name="P93"/>
      <text:p text:style-name="P93">...</text:p>
      <text:p text:style-name="P94"/>
      <text:p text:style-name="P95">-<text:span text:style-name="T80">Ю-ху-у-у!!!. Ааргх!</text:span> </text:p>
      <text:p text:style-name="P95"/>
      <text:p text:style-name="P96">Фокус не удался. </text:p>
      <text:p text:style-name="P97"/>
      <text:p text:style-name="P92"><text:soft-page-break/>Анон торопится, срезая углы и коридоры <text:span text:style-name="T90">(откуда-то в нём неолбъяснимая страсть к спуску на верёвке)</text:span>, спускаясь с мостиков по верёвке и бегая через чёрный ход на кухне. В одном из таких пируэтов рвёт сзади штаны костюма, но таки успевает вовремя:</text:p>
      <text:p text:style-name="P92">...</text:p>
      <text:p text:style-name="P92">Пони от нетерпения подпрыгивает:</text:p>
      <text:p text:style-name="P92">- Поторопись, мой Принц! Советник Доттид Лайн задержал делегацию в Розовом зале, но грифоны уже 20 минут проявляют признаки нетерпения!</text:p>
      <text:p text:style-name="P92"/>
      <text:p text:style-name="P92">...</text:p>
      <text:p text:style-name="P91"/>
      <text:p text:style-name="P91">Анон вносится в зал с двумя аликорнами и занимает своё место по левую сторону от Селестии. <text:span text:style-name="T89">Селестия и Луна сидят с непроницаемым видом. Анон закрывает дырку на штанах и тоже принимает непроницаемый вид.</text:span></text:p>
      <text:p text:style-name="P91"><text:span text:style-name="T89">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span></text:p>
      <text:p text:style-name="P99"/>
      <text:p text:style-name="P99"/>
      <text:p text:style-name="P25">...</text:p>
      <text:p text:style-name="P25"><text:span text:style-name="T72">Три дня из д</text:span>ворцов<text:span text:style-name="T72">ой</text:span> жизн<text:span text:style-name="T72">и</text:span> Анона со всеми нюансами и регалиями - <text:span text:style-name="T72">юмор</text:span>. Сел загружена делами по горло и очень уставшая.</text:p>
      <text:p text:style-name="P27"/>
      <text:p text:style-name="P27">День первый: </text:p>
      <text:p text:style-name="P28">Приём <text:span text:style-name="T91">торговой </text:span>миссии <text:span text:style-name="T91">грифонов (Анон – экономический советник)</text:span></text:p>
      <text:p text:style-name="P28"/>
      <text:p text:style-name="P28"/>
      <text:p text:style-name="P98">День второй – разбор пограничного конфликта <text:span text:style-name="T91">с минотаврами</text:span>(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28"/>
      <text:p text:style-name="P98">День третий – Эквестрийский атомный проект . путч лордов-сторонников плоской Эквестрии (Селестии стараются отрубить голову). Анон поражён ихней беспринципностью и неблагодарностью. Селестия всех милует.</text:p>
      <text:p text:style-name="P29">Селестия бесконечно счас<text:span text:style-name="T74">т</text:span>лива, что у неё есть <text:span text:style-name="T92">помощник - </text:span>Анон</text:p>
      <text:p text:style-name="P16">…</text:p>
      <text:p text:style-name="P16"><text:span text:style-name="T20">(</text:span><text:span text:style-name="T22">Анон просыпается злой и недовольный утром – один в постели. Всё утро он ноет, пока не окончен королевский приём. Он вваливается к Селестии.</text:span><text:span text:style-name="T20">)</text:span></text:p>
      <text:p text:style-name="P16"><text:soft-page-break/></text:p>
      <text:p text:style-name="P19">Я ввалился в приёмную. Голова аликорницы покоилась на столе, глаза были закрыты. <text:span text:style-name="T15">При стуке двери лишь чуть дёрнулось ухо.</text:span></text:p>
      <text:p text:style-name="P19">- <text:span text:style-name="T29">Сел, меня волнует состояние наших отношений в последнее время, - начал я издалека.</text:span></text:p>
      <text:p text:style-name="P19">- <text:span text:style-name="T29">Да? - пробормотала аликорница не открывая глаз.</text:span></text:p>
      <text:p text:style-name="P20"/>
      <text:p text:style-name="P20">Тут что-то не так, Анон!</text:p>
      <text:p text:style-name="P20"/>
      <text:p text:style-name="P16">- Как ты могла <text:span text:style-name="T19">вчера</text:span> заснуть во время секса?!! - <text:span text:style-name="T14">я возмущенно уставился на аликорницу.</text:span></text:p>
      <text:p text:style-name="P18">Селестия открыла один глаз и страдальчески улыбнулась.</text:p>
      <text:p text:style-name="P18">- Не принимай это на свой счёт, Анон. Мне очень хотелось спать. <text:span text:style-name="T16">Борьба с собственным сенатом отнимает все силы. Я обещаю исправиться после принятия закона о </text:span><text:span text:style-name="T17">двойном налогообложении</text:span><text:span text:style-name="T16">. Пока же постарайся не обращать внимание на это… ммм… маленькое неудобство.</text:span></text:p>
      <text:p text:style-name="P18">- <text:span text:style-name="T18">Маленькое неудобство? - я аж поперхнулся. - Сел, мне неинтересно трахать бревно. Если ты так устаёшь – поделись работой. Зачем ещё нужны мужья?</text:span></text:p>
      <text:p text:style-name="P18"/>
      <text:p text:style-name="P42">(Сел <text:span text:style-name="T30">признаётся</text:span>, что устаёт ещё и от того, что беременна. Анон в шоке. <text:span text:style-name="T31">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span>)</text:p>
      <text:p text:style-name="P42"/>
      <text:h text:style-name="P103" text:outline-level="2">II</text:h>
      <text:p text:style-name="P100">&lt;Селестия расслабляется, счастливые дни&gt;</text:p>
      <text:p text:style-name="P101">&lt;Бунт с попыткой казни Селестии через обезглавливание. Палач необычайно учтив с Сел, но твёрд в намерениях&gt;</text:p>
      <text:h text:style-name="P103" text:outline-level="2">III</text:h>
      <text:p text:style-name="P90">&lt;Отправка Анона на Луну с ЛУной&gt;</text:p>
      <text:h text:style-name="P103" text:outline-level="2">IV</text:h>
      <text:p text:style-name="P7"/>
      <text:h text:style-name="P103" text:outline-level="2">V</text:h>
      <text:p text:style-name="P7"/>
      <text:h text:style-name="P103" text:outline-level="2">VI</text:h>
      <text:p text:style-name="P1"/>
      <text:h text:style-name="P103" text:outline-level="2"><text:soft-page-break/>VII</text:h>
      <text:p text:style-name="P1"/>
      <text:p text:style-name="Text_20_body">Mike Oldfield - In the beginning &amp; Let there be light</text:p>
      <text:p text:style-name="P88"><text:a xlink:type="simple" xlink:href="https://www.youtube.com/watch?v=p9BoEuwuzIk" text:style-name="Internet_20_link" text:visited-style-name="Visited_20_Internet_20_Link">https://www.youtube.com/watch?v=p9BoEuwuzIk</text:a><text:line-break/></text:p>
      <text:p text:style-name="P49">Двенадцать жеребят под присмотром <text:span text:style-name="T36">учительницы</text:span> <text:span text:style-name="T33">скучали в фойе</text:span>. Экскурсовод – <text:span text:style-name="T32">высокая сухопарая кобыла-единорог в твидовом жакете c собранной в строгую буклю гривой – строго обращалась к воспитательнице.</text:span></text:p>
      <text:p text:style-name="P49">- <text:span text:style-name="T32">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span></text:p>
      <text:p text:style-name="P49">- <text:span text:style-name="T34">Да-да, они у меня воспитанные, - вымученно улыбнулась кобыла-земнопони, задней ногой отодвинув жеребёнка от гипсового бюста.</text:span></text:p>
      <text:p text:style-name="P49">- <text:span text:style-name="T39">Хм, - экскурсовод взглянула поверх очков на самую крохотную кобылку, завернувшуюся в занавеску на манер тоги и изображающую мыслителя времён античности. </text:span>- <text:span text:style-name="T39">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p>
      <text:p text:style-name="P54"/>
      <text:p text:style-name="P52">Стайка пони <text:span text:style-name="T37">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span></text:p>
      <text:p text:style-name="P52"/>
      <text:p text:style-name="P53">- <text:span text:style-name="T37">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p>
      <text:p text:style-name="P53"><text:soft-page-break/></text:p>
      <text:p text:style-name="P49">…</text:p>
      <text:p text:style-name="P49"/>
      <text:p text:style-name="P59">- И финальная часть нашей экспозиции, - <text:span text:style-name="T35">экскурсовод тряхнула копытом в сторону одинокой скульптуры, под которую был выделен целый зал.</text:span></text:p>
      <text:p text:style-name="P62"/>
      <text:p text:style-name="P62">Скульптура знавала и лучшие времена: <text:span text:style-name="T45">на припавшей к полу фигуре было </text:span>множество выщербин и царапин, одно крыло отломано, второе покрыто сетью трещин, часть хвоста остуств<text:span text:style-name="T62">овала</text:span>, голов<text:span text:style-name="T62">у</text:span> с отбитым ухом венча<text:span text:style-name="T62">л</text:span> облом<text:span text:style-name="T62">о</text:span>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text:span text:style-name="T47">замирало</text:span> от осознания того, какой она могла бы быть до повреждений.</text:p>
      <text:p text:style-name="P62"/>
      <text:p text:style-name="P60"><text:span text:style-name="T35">- </text:span>Многие считают, что эта статуя – всё, что осталось от легендарной правительницы древней Эквестрии, принцессы Селестии. <text:span text:style-name="T46">По завершающей легенде селестианского цикла она сразилась с </text:span><text:span text:style-name="T24">Горгоном</text:span><text:span text:style-name="T46"> за право властвовать над всем Эквусом и они сразили друг друга после недели битвы.</text:span></text:p>
      <text:p text:style-name="P64">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57"/>
      <text:p text:style-name="P57">- <text:span text:style-name="T41">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span></text:p>
      <text:p text:style-name="P57">- <text:span text:style-name="T43">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span></text:p>
      <text:p text:style-name="P57">- <text:span text:style-name="T44">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span></text:p>
      <text:p text:style-name="P58"/>
      <text:p text:style-name="P61">Его взрослые товарищи фейсхуфнули. <text:span text:style-name="T40">Экскурсовод поправила очки и окинула взором присмиревшую аудиторию.</text:span></text:p>
      <text:p text:style-name="P80">&lt;Побольше про Вьюва, развернуть&gt;</text:p>
      <text:p text:style-name="P56"/>
      <text:p text:style-name="P56">- <text:span text:style-name="T42">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text:span>Существуют отромные объёмы архивов, документально подтверждающих деятельность <text:span text:style-name="T42">Селестии </text:span>на <text:span text:style-name="T43">престоле</text:span> Эквестрии. <text:span text:style-name="T42">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text:span><text:soft-page-break/><text:span text:style-name="T42">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span></text:p>
      <text:p text:style-name="P56"/>
      <text:p text:style-name="Text_20_body">- <text:span text:style-name="T35">А вы сами как считаете? - перебила экскурсовода </text:span><text:span text:style-name="T25">Индиго</text:span><text:span text:style-name="T35">. - Это принцесса Селестия, или работа этого… как его… Эйр Мурпла?</text:span></text:p>
      <text:p text:style-name="P51"/>
      <text:p text:style-name="P51">Экскурсовод посмотрела на жеребёнка поверх очков и слабо улыбнулась.</text:p>
      <text:p text:style-name="P51"/>
      <text:p text:style-name="P51">- <text:span text:style-name="T46">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span></text:p>
      <text:p text:style-name="P63"/>
      <text:p text:style-name="P50">- <text:span text:style-name="T40">Тётя, а что нарисовано на этой картинке? - подёргал зубами за край жакета жеребёнок в голубой кепочке указывая на неприметную картину в углу зала.</text:span></text:p>
      <text:p text:style-name="P50">- <text:span text:style-name="T38">Дасти Нупс, веди себя прилично! - шикнула на него учительница, - немедленно вернисть в группу!</text:span></text:p>
      <text:p text:style-name="P50">- <text:span text:style-name="T38">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span></text:p>
      <text:p text:style-name="P50">- <text:span text:style-name="T48">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span></text:p>
      <text:p text:style-name="P55"/>
      <text:p text:style-name="P55">&lt;<text:span text:style-name="T21">тут через картину с Аноном вваливается сам Анон. </text:span><text:span text:style-name="T26">Жеребята в страхе убегают, кроме Мистик Вьюва. Экскурсовод в ужасе прижимается к стенке</text:span>&gt;</text:p>
      <text:p text:style-name="P55"/>
      <text:p text:style-name="P65">Я подошёл к статуе.</text:p>
      <text:p text:style-name="P65"/>
      <text:p text:style-name="P65">- Сел…</text:p>
      <text:p text:style-name="P65"/>
      <text:p text:style-name="P65">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78">&lt;Развернуть боль Анона от осознания потери&gt;</text:p>
      <text:p text:style-name="P65"><text:soft-page-break/></text:p>
      <text:p text:style-name="P65">- Ты же обещала дождаться меня…</text:p>
      <text:p text:style-name="P66"/>
      <text:p text:style-name="P76">Я поцеловал холодные губы статуи и <text:span text:style-name="T69">вышел на балкон. </text:span>П<text:span text:style-name="T69">ерегну</text:span>вшись<text:span text:style-name="T69"> через перила, </text:span>посмотрел вниз<text:span text:style-name="T69">.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span></text:p>
      <text:p text:style-name="P78">&lt;развернуть страдания Анона&gt;</text:p>
      <text:p text:style-name="P77"/>
      <text:p text:style-name="P67">Меня накрыла тень.</text:p>
      <text:p text:style-name="P67"/>
      <text:p text:style-name="P65">- Я обещала <text:span text:style-name="T49">тебя дождаться </text:span>и я выполнила своё о<text:span text:style-name="T49">б</text:span>ещание, мой маленький человек, - Селестия опустила голову мне на плечо.</text:p>
      <text:p text:style-name="P65">- <text:span text:style-name="T50">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span></text:p>
      <text:p text:style-name="P68">Селестия в ответ прижала меня к себе крылом. <text:span text:style-name="T27">Одним</text:span><text:span text:style-name="T52">.</text:span></text:p>
      <text:p text:style-name="P67"/>
      <text:p text:style-name="P65">- <text:span text:style-name="T50">Ну же, Анон, не стоит так переживать, я же сказала, что буду ждать. Когда я тебя обманывала?</text:span></text:p>
      <text:p text:style-name="P65">- <text:span text:style-name="T51">Ты… Ты… Глупая ты лошадь… - бормотал я, крепче вжимаясь лицом в белоснежную шею.</text:span></text:p>
      <text:p text:style-name="P69">Аликорница только вздыхала.</text:p>
      <text:p text:style-name="P69"/>
      <text:p text:style-name="P69">Наконец я отпрянул от неё и вытер ладонью слёзы. <text:span text:style-name="T53">И снова перехватило дыхание – от ужаса.</text:span></text:p>
      <text:p text:style-name="P69">- <text:span text:style-name="T53">Сел!!!</text:span></text:p>
      <text:p text:style-name="P69">- <text:span text:style-name="T53">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span></text:p>
      <text:p text:style-name="P69"/>
      <text:p text:style-name="P70">Аликорница недовольно сморщила нос. <text:span text:style-name="T54">Я оцепенело рассматривал сломанный рог, обломок кости вместо крыла и многочисленные рваные раны, покрывавшие тело Селестии.</text:span></text:p>
      <text:p text:style-name="P70"/>
      <text:p text:style-name="P70">- <text:span text:style-name="T54">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span></text:p>
      <text:p text:style-name="P70"><text:soft-page-break/>- <text:span text:style-name="T55">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span></text:p>
      <text:p text:style-name="P71"/>
      <text:p text:style-name="P71">Жакет упал на пол, освободив пару крыльев. К нему же отправились и очки <text:span text:style-name="T56">с зажимом для волос</text:span>. <text:span text:style-name="T58">Освобождённая грива развернулась вокруг тёмной аликорницы пышным ореолом. Луна подошла к Селестии вплотную, нос к носу.</text:span></text:p>
      <text:p text:style-name="P71"/>
      <text:p text:style-name="P71">- <text:span text:style-name="T57">Мы рады, что ты вернулась.</text:span></text:p>
      <text:p text:style-name="P71"/>
      <text:p text:style-name="P72">Коротко кивнув <text:span text:style-name="T59">и </text:span>мне, Луна отвернулась. За сухостью приветствия от меня не ускользнул быстрый жест крылом, как будто смахивающий пылинку с глаза.</text:p>
      <text:p text:style-name="P55"/>
      <text:p text:style-name="P55">…</text:p>
      <text:p text:style-name="P55"/>
      <text:p text:style-name="P55">- <text:span text:style-name="T60">ЛУНА! - Селестия притянула сестру к себе, заключив в объятиях. - Я не надеялась увидеть тебя живой!</text:span></text:p>
      <text:p text:style-name="P55">- <text:span text:style-name="T61">Сестрица, право же, оставь эти нежности! Подумаешь – не виделись </text:span><text:span text:style-name="T23">десять тысяч </text:span><text:span text:style-name="T61">лет, всего-то! - пробормотала Луна и обняла, в свою очередь, Селестию.</text:span></text:p>
      <text:p text:style-name="P73">- И кто бы говорил мне о надежде… Мне, тысячи лет присматривающей за статуей, в которую превратилась моя бесталанная сестра!..</text:p>
      <text:p text:style-name="P73">- Я так скучала! Я так переживала!</text:p>
      <text:p text:style-name="P73">- Я пыталась найти способ расколдовать тебя. Увы, заклятие ещё более сильное, чем то, что сослало меня на Луну когда-то…</text:p>
      <text:p text:style-name="P73"/>
      <text:p text:style-name="P73">Я смотрел на воркующих сестёр и сердце моё оттаивало. <text:span text:style-name="T63">Всё плохое, что могло произойти, осталось в прошлом и сейчас творилось только хорошее.</text:span></text:p>
      <text:p text:style-name="P73"/>
      <text:p text:style-name="P73">- <text:span text:style-name="T64">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span></text:p>
      <text:p text:style-name="P73">- <text:span text:style-name="T64">Твоя правда, Сестра, - согласилась с ней Луна. - Я хотела сказать тебе позже, но ты сама всё поняла.</text:span></text:p>
      <text:p text:style-name="P74"/>
      <text:p text:style-name="P74">Старшая аликорница посмотрела на младшую и обе согласно кивнули.</text:p>
      <text:p text:style-name="P74"/>
      <text:p text:style-name="P74">- Анон, мы хотели бы вернуться. - Селестия с тревогой смотрела на меня. - Пойдёшь ли ты с нами?</text:p>
      <text:p text:style-name="P74">- Вернуться? Куда?</text:p>
      <text:p text:style-name="P74"><text:soft-page-break/>- В наш изначальный мир, откуда мы пришли в Эквус. Нам нужно отдохнуть. Многотысячелетнее правление утомляет…</text:p>
      <text:p text:style-name="P74">- А потом?</text:p>
      <text:p text:style-name="P74">- Потом? Кто знает? Быть может, безмятежная тихая жизнь в уютном доме, быть может, новые миры и новые вызовы… Ты пойдёшь с нами?</text:p>
      <text:p text:style-name="P74"/>
      <text:p text:style-name="P89">Я посмотрел на небо, на облака, на солнце и улыбнулся.</text:p>
      <text:p text:style-name="P89"/>
      <text:p text:style-name="P74">-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P74">- Правильное решение, - кивнула Луна. - Мы рады. Как нам ни стыдно признаваться, но Мы привыкли к твоему присутствию и Нам не хватало бы твоих <text:span text:style-name="T65">тупых шуток</text:span>. </text:p>
      <text:p text:style-name="P73"/>
      <text:p text:style-name="P75">Я рассмеялся. Всё стало на свои места, как в старые добрые времена.</text:p>
      <text:p text:style-name="P75">- Тогда помчали?</text:p>
      <text:p text:style-name="P75">- Да. - Селестия повернулась к Луне. - Как в тот раз, после битвы у <text:span text:style-name="T66">Х</text:span>олодной скалы?</text:p>
      <text:p text:style-name="P75">- Да. По другому ты сейчас не сможешь.</text:p>
      <text:p text:style-name="P75"/>
      <text:p text:style-name="P75">Луна подошла вплотную к Селестии со стороны отсутствующего крыла, бок к боку, <text:span text:style-name="T66">и крепко обняла раненую аликорницу крылом.</text:span></text:p>
      <text:p text:style-name="P75">- <text:span text:style-name="T70">Проверим силы. Раз. Два. Три! - Луна взмахнула свободным крылом.</text:span></text:p>
      <text:p text:style-name="P81">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79">&lt;расписать тренировку – с виражами, кульбитами и пике&gt;</text:p>
      <text:p text:style-name="P81"/>
      <text:p text:style-name="P81">Наконец, тандем приземлился.</text:p>
      <text:p text:style-name="P75"/>
      <text:p text:style-name="P75">- <text:span text:style-name="T66">Анон, - обратилась ко мне Селестия, - Хотела бы я нести тебя сейчас… Увы – раны не позволят. Садись на Луну, пожалуйста…</text:span></text:p>
      <text:p text:style-name="P82">Луна <text:span text:style-name="T71">повернулась ко мне и нахмурилась</text:span>. <text:span text:style-name="T71">Я замялся, как школьник перед придирчивой учительницей. </text:span></text:p>
      <text:p text:style-name="P82"/>
      <text:p text:style-name="P84">Честное слово, Сел могла бы придумать что-нибудь получше, чем ездить на этой фурии, Анон!</text:p>
      <text:p text:style-name="P82"/>
      <text:p text:style-name="P82"><text:span text:style-name="T71">Внезапно </text:span>строгую морду осветила улыбка и <text:span text:style-name="T71">бирюзовый глаз подмигнул мне.</text:span></text:p>
      <text:p text:style-name="P82"/>
      <text:p text:style-name="P82"><text:soft-page-break/>- <text:span text:style-name="T71">Ты всё ещё боишься нас, Анон. Это после стольких-то лет знакомства. Это забавляет. Садись!</text:span></text:p>
      <text:p text:style-name="P82"/>
      <text:p text:style-name="P75">…</text:p>
      <text:p text:style-name="P75"/>
      <text:p text:style-name="P83">Мистик Вьюв – х<text:span text:style-name="T68">л</text:span>аб<text:span text:style-name="T68">л</text:span>ый! Мистик Вьюв не убе<text:span text:style-name="T68">з</text:span>ал, как <text:span text:style-name="T68">длугие</text:span>, <text:span text:style-name="T68">от</text:span> <text:span text:style-name="T68">стласного </text:span>Анон<text:span text:style-name="T68">а</text:span>! Мистик В<text:span text:style-name="T67">ь</text:span>юв <text:span text:style-name="T68">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span></text:p>
      <text:p text:style-name="P85">Далеко-далеко в небо!</text:p>
      <text:p text:style-name="P75"/>
      <text:p text:style-name="P75"/>
      <text:p text:style-name="P73"/>
      <text:p text:style-name="P48">===============================================================================</text:p>
      <text:p text:style-name="Text_20_body"><text:span text:style-name="T13">В пространстве с</text:span>мутно <text:span text:style-name="T13">проступили очертания шести замерших в стазисе пони и одной аликорницы. Я мог только пялиться на них, не в силах пошевелить и пальцем. Внезапно, после сухого щелчка, пространство пришло в движение, пони постепенно опустились вниз. Из меркнущей картинки ко мне вылетела фотография мужского члена...</text:span></text:p>
      <text:p text:style-name="Text_20_body"/>
      <text:h text:style-name="Heading_20_3" text:outline-level="3">Сатисфакция</text:h>
      <text:p text:style-name="P47">… <text:span text:style-name="T8">(Анакорн рассказывает Анону, что он был развоплощён и его выдумала Сел - не только Анона, но и весь его мир – он показывает Анону её мысленную летопись)</text:span></text:p>
      <text:p text:style-name="P46">...</text:p>
      <text:p text:style-name="P41">Много лет прошло с той битвы. Я всё ещё переживаю каждый её миг, хотя воспоминания закры<text:span text:style-name="T5">ты</text:span> мощной бронёй запретов. Чтобы уйти от ежеминутной боли, я начинаю эту историю. Историю о забавном существе по имени Анон, живущем в далёком странном мире, говорящем смешные слова и совершающем нелепые поступки. <text:span text:style-name="T5">Придумывать новый мир легко и приятно, и это куда лучше, чем медленно погружаться в пучину безумия от отчаяния и осознания безнадёжности положения.</text:span></text:p>
      <text:p text:style-name="P40">Да будет так.</text:p>
      <text:p text:style-name="Text_20_body">...</text:p>
      <text:p text:style-name="P3">- А, так это ты меня выдумала, жопа рогатая! - я дьявольски усмехнулся. - Ну что ж, дай и мне посочинять малость! Не ты одна умеешь бумагу марать!</text:p>
      <text:p text:style-name="P10">Я хрустнул пальцами и взялся за <text:span text:style-name="T7">карандаш</text:span>…</text:p>
      <text:p text:style-name="P10">…</text:p>
      <text:p text:style-name="P10"/>
      <text:p text:style-name="P11"/>
      <text:p text:style-name="P11">…</text:p>
      <text:p text:style-name="P3">-----------------------------------------------</text:p>
      <text:p text:style-name="P3"><text:soft-page-break/>На сцену вышла лошадь и уселась за стол. По залу прокатился вздох удивления.</text:p>
      <text:p text:style-name="P3">То, что лошадь уселась по человечески, <text:span text:style-name="T3">осторожно </text:span>умостив круп на скамейке и положив передние ноги на столешницу, само по себе смотрелось феерически. Но к удивлению примешивалась и немалая доля восхищения, вызванного статью лошади.</text:p>
      <text:p text:style-name="P4">Удивительно длинные ноги <text:span text:style-name="T1">гармонировали с грациозным телом белоснежного цвета. Зеленовато-фиолетовые хвост и грива были необычно объёмными, хотя при этом не создавали ощущения тяжести, плавно стекая вниз переливающимися локонами. О</text:span>брамлённые чудными ресницами <text:span text:style-name="T1">о</text:span>громные <text:span text:style-name="T4">вишнёвые </text:span>глаза <text:span text:style-name="T1">взирали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вал смешливое выражение изящной морде создания. Искусно закреплённый на голове рог и на спине крылья только подчёркивали необычность существа.</text:span></text:p>
      <text:p text:style-name="P9">В целом, лошадью животное можно было назвать с большой натяжкой – так, мы можем назвать суперкар Бугатти легковой машиной, но вероятность стоять <text:s/>в пробках спального района города у этой машины стремится к нулю.</text:p>
      <text:p text:style-name="P2">…</text:p>
      <text:p text:style-name="P6">Эта лошадь приговаривается к смертной казни через усекновение головы!</text:p>
      <text:p text:style-name="P6">Палач пригнул голову лошади к эшафоту. <text:span text:style-name="T2">Лошадь прикрыла глаза копытами</text:span></text:p>
      <text:p text:style-name="P3">…</text:p>
      <text:p text:style-name="P5">Не дам убивать говорящую лошадь!!!</text:p>
      <text:p text:style-name="P86"/>
      <text:p text:style-name="P86">===================================</text:p>
      <text:p text:style-name="P87">Сел одно время становится наркоманкой</text:p>
      <text:p text:style-name="P87"><text:line-break/><text:line-break/></text:p>
      <text:p text:style-name="P8"><text:span text:style-name="T73"><text:line-break/></text:span>Интересная вещь происходит с памятью. То, что происходит под коксом, в трезвом состоянии бывает почти невозможно вспомнить, пока не примешь следующую дозу. У человека могут образоваться как бы две почти не связанные друг с другом реальности. Например, Стивен Кинг рассказывал, что он написал пару книг под кокаином и вообще не может этого вспомнить.<text:line-break/><text:line-break/>Другим эффектом кокса является обострение всех чувств. Клиент начинает видеть мелкие детали, на которые в обычной жизни не обращает внимания, и они для него обретают глубокий смысл. Мир кажется очень ярким, начинает невероятно доставлять музыка или, скажем, колокольный звон. Кожа становится очень чувствительной. Если хорошенько догнаться, то может даже начать казаться, что у тебя под кожей шевелятся насекомые. В такой ситуации товарищ наркоман может расчесать себе руки в мясо, пытаясь их вытащить. Также у клиента может сильно подняться градус неадеквата. На самое невинное действие или обычный вопрос объебос может устроить пиздец гопоте.<text:line-break/><text:line-break/>К чисто физиологическим эффектам можно отнести повышение давления, потливость, повышение пульса, расширение зрачков и т. д. В целом всё это похоже на другие психостимы, такие как винт или фен. Однако эффект от употребления кокаина довольно кратковременный. Если нюхать, то вставлять <text:soft-page-break/>будет 30-60 минут. Если колоть или курить в виде крэка, то вообще минут 20-30. После этого следует резкий и внезапный выход и несильное желание повторить употребление — слабее, чем от 4-mmc, но лишь в начале твоего пути, торагой<text:line-break/><text:line-break/>Вы замечаете рост возможностей самоконтроля, прилив жизненных сил и увеличение работоспособности. Другими словами, остаетесь совершенно нормальным человеком, и очень скоро уже просто не верите, что находитесь под воздействием препарата... Продолжительная и интенсивная физическая работа выполняется, не оставляя ощущения усталости. Результат достигается без каких бы то ни было неприятных побочных эффектов, характерных для воздействия алкоголем. Абсолютно никакой тяги к кокаину не появляется ни после первого, ни после последующих применений лекарства<text:line-break/><text:line-break/>Дедушка Фрейд, в молодости большой поклонник был кокоса))<text:line-break/><text:line-break/>да ))) После изобретения кокаина, он не только считался абсолютно безвредным, но и чуть ли не лекарством от всех болезней. Только надо учитывать, что использовался он поначалу довольно дисциплинированными учеными в разумных дозах. А листья коки, которые настоящие индейцы невозбранно жрали всю жизнь, содержат всего 1% кокоса. Однако после проникновения чистого продукта в массы стало понятно, что все не так просто.<text:line-break/><text:line-break/>зависимость исключительно в голове поциэнта , физиологически ничо такого нет , но это как из супермэна стать опять шмарклей ...Отходняк от кокаина малоприятен — НЕНАВИСТЬ, беспокойство, депрессия и усталость.<text:line-break/>Привыкание — нюхать со временем приходится всё больше и больше.<text:line-break/>Зависимость вызывается, помимо всего прочего, структурными изменениями в мозгу (производится меньше дофаминовых рецепторов). Каждый пятый юзер кокаина подсаживается на него крепко и надолго.<text:line-break/>Разрушение перегородки в носу — одна из самых неприятных побочек. Если долбить часто, то за счёт значительного сужения сосудов, могут отмирать ткани этой самой перегородки. Сначала просто кровь и боль, потом перфорация (дырка в этой самой перегородке), а потом мононос.<text:line-break/>Прочие неприятные эффекты включают в себя нарушения сна, депрессию, психозы, вероятность инсульта и т. п.<text:line-break/>Вероятность инфаркта — четверть сердечных приступов до 45 лет среди жителей этой вашей Англии происходит из-за кокса. Не только от передозировок, но и от тромбов, которые он создаёт.<text:line-break/>Передозировка — тоже мало приятного. Умирать молодым не шибко весело. А из-за очень короткого эффекта, за одну ночь можно незаметно вынюхать за десятерых.<text:line-break/><text:line-break/>Механизм психической зависимости довольно простой. Занюхнул дорожку — стало пиздато, кончилось действие — стало хуево. Только пиздато час, а хуево потом довольно долго. Если стаж большой, то после последней дозы, хотя ничего и не болит, но первые часов двенадцать может быть просто пиздец, дальше дней 5-6 очень хуево (ни поспать, ни поесть, ни посрать, ни подтереться), а потом несколько месяцев депресуха и жуткая скука. И все это время периодически наваливается тяга к сабжу. Если продержаться месяца три, то все сойдет на нет. Но еще где-то год желание нюхнуть будет иногда возвращаться<text:line-break/><text:line-break/>Еще важной деталью является то, что первый раз поциент получает ОЧЕНЬ крутые ощущения. Это хочется повторить, но как в первый раз уже больше никогда не будет. Каждый следующий заход субъективно вставляет меньше, чем предыдущий. Поэтому нарк будет из раза в раз пытаться, думая, что <text:soft-page-break/>ну вот, в этот раз все будет также охуенно, как тогда.<text:line-break/><text:line-break/>Все эффекты усиливаются, если нюхать в компании. В кокаиновые тусовки — это отдельная тема. Групповой приход сильнее, чем в одиночку. Все друг друга подзадоривают, и остановиться почти нереально. Пока весь порошок не закончится или кто-то не сдохнет))<text:line-break/><text:line-break/>В отличие от герыча, с кокса слезть можно. Известны реальные случаи, тот же Стивен Кинг, например. Дедушка Фрейд после активного употребления тоже довольно быстро осознал, что от кокса у него развилась жуткая депрессия, и быстро свернул лавочку. Как ни странно, главным элементом лечения всегда является отказ от употребления сабжа. Если есть передоз, глюки или какой-то другой лютый пиздец, то сначала лечат всякими препаратами, могут и в стационаре.<text:line-break/><text:line-break/>Потом — как повезет. Если нарку не подфартило, и он родился в России, то врачи, скорее всего, пропишут психотропные препараты, которые сделают из него овощ. Но с кокса он, вероятно, слезет, и будет вести долгую и счастливую жизнь, достойную лучших представителей флоры. Надо будет только вовремя поливать этот счастливый лотос и выгребать говно с грядки, на которой он растёт.<text:line-break/><text:line-break/>спидбол , качели, он же Антверпенский коктейль. Инъекция раствора смеси кокаина и героина, или же смеси любого амфетамина и любого опиата, или две инъекции растворов с небольшим промежутком в разные вены. Исключительно опасный наркококтейль — как ни странно, но вещества с прямо противоположным механизмом действия ничуть не подавляют свои свойства, а напротив, усиливают их (возникают, собственно, качели — бросает из стимуляции в седацию). Что приводит к крайне высокому риску стать героем — как от банального передоза, так и от сердечного приступа. Именно от последнего умерли актеры Ривер Феникс и Джон Белуши, Крис Фарли. Все они как следует вмазались отборным спидболлом. Гламурненько и со вкусом, освободили от себя генофонд по-звездному. Еще две жертвы спидбола — Хиллел Словак из Red Hot Chili Peppers и Лэйн Стэйли из Alice In Chains. Ну, и невидимые миру безвестные менеджеры пачками, этих вообще не жалко.<text:line-break/><text:line-break/>Если употреблять вместе кокс и алкоголь, то кайф будет сильнее. Это связано с образованием кокаэтилена (этилкокаина) в организме. Но удар по сердцу происходит очень сильный.<text:line-break/><text:line-break/>мы добавляем в минус -Питера Стила (Type O Negative) и Пола Грэя (Slipknot)<text:line-break/><text:line-break/>Крэк, он же рок, хард, железо, пещерный, основание — кристаллическая форма кокаина, годная в курение. В этой стране практически отсутствует, вызывает привыкание даже быстрее, чем сам снежок по вене. Является несравненным источником лютого насилия, дешевле и напрочь откручивает башню упоровшемуся ... короче кровь кишки распидарасило это сюда …<text:line-break/><text:line-break/>интересные моменты физиологии упоротых двуногих животных отметил Ломачинский )))<text:line-break/><text:line-break/>В основании мозга имеется так называемая базальная артерия. Употребление возбуждающих наркотиков типа кокаина или амфетаминов может резко повышать давление. Кровь распирает стенку сосуда. Тогда возникает аневризма – расширение на артерии. Просвет большой, а стеночка тонюсенькая. А где тонко, там и рвется. Застукала мама сыночка на пикантном моменте – у того давление подскочило, аневризма разорвалась. Кровушка прорывается в мозг, в центры, где дыхание контролируется. Всё, стоп машина. Забыл, как дышать и помер.<text:line-break/><text:line-break/><text:soft-page-break/>Ломачинский А., «Курьезы военной медицины и экспертизы»: «Цветы для патологоанатома»<text:line-break/><text:line-break/>сотри на нее.... кокаиновое творчество довольно разнообразно. Оно может быть полно агрессии, секса, и т. д., а может быть и утонченно-мрачным и изысканным. Часто это интересно для нормального человека. Главная подлянка кокаина, что аффтар не чувствует своего аффтарства. Эти произведения написаны как бы и не им. Как это хорошо выражено у Tequilajazzz, если ты употребляешь кокаин, то «в твоем плюгавом теле вторая сука живет». Именно эта «вторая сука» и творит за аффтара, а сам он об этом может даже и не помнить, как Стивен Кинг не помнил написанных под сабжем двух книг. Ещё один пример — довольно известная в своё время актриса Кэрри Фишер aka Лея Органа после успеха первого фильма поехала, и на съёмках «Империи» в трезвом виде вообще не появлялась. В последние годы жизни, благополучно спрыгнув с кокса, она во всех интервью утверждала, что эта пара лет вообще совершенно выпала из её жизни и она не помнит ни единого съёмочного дня «Эпизода V»<text:line-break/><text:line-break/>кокаин приходит сверху, через сливки общества. Кокаин употребляют целые толпы политиков, топ-менеджеров, бизнесменов, спортсменов и, конечно, деятелей культуры и искусства, от писателей до порнозвезд. А уже через них, через их картины, фильмы, песни и прочий креатифф, представление о сабже получает менее пафосная публика. А широкие слои населения очень хотят быть похожими на своих кумиров. Типичный ход мысли плебса раскрывает Леди Гага:<text:line-break/><text:line-break/>Мне хотелось походить на своих кумиров — Мика Джаггера и Энди Уорхола, — рассказала певица. — Единственным способом сделать это, как мне казалось, жить так, как жили они. Я запиралась у себя в комнате, слушала музыку и поглощала кокаин.<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19-07-18T02:07:58.674448864</dc:date>
    <meta:editing-duration>P6DT17H1M22S</meta:editing-duration>
    <meta:editing-cycles>190</meta:editing-cycles>
    <meta:generator>LibreOffice/5.1.6.2$Linux_X86_64 LibreOffice_project/10m0$Build-2</meta:generator>
    <meta:document-statistic meta:table-count="0" meta:image-count="0" meta:object-count="0" meta:page-count="15" meta:paragraph-count="176" meta:word-count="4733" meta:character-count="31903" meta:non-whitespace-character-count="27259"/>
  </office:meta>
</office:document-meta>
</file>